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467d5" officeooo:paragraph-rsid="001467d5"/>
    </style:style>
    <style:style style:name="T1" style:family="text">
      <style:text-properties officeooo:rsid="001467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7) <text:s/>select desc_curso,desc_turma,dt_ini,dt_ter,nome_usuario from curso,turma,periodo,usuario,aluno where curso.cod_curso=turma.cod_curso and turma.cod_turma=periodo.cod_turma and desc_turma in ("1info1","2info1","3info1") and usuario.cod_usuario=aluno.cod_usuario and aluno.matricula_aluno=periodo.matricula_aluno;</text:span></text:p>
      <text:p text:style-name="Standard"/>
      <text:p text:style-name="Standard"/>
      <text:p text:style-name="P1">1) select desc_curso,nome_turma,dia_semana from curso,turma,aula where curso.cod_curso=turma.cod_curso and turma.cod_turma=aula.cod_turma and desc_turma in ("1info1","2info1","3info1"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4:51:34.274249648</meta:creation-date>
    <dc:date>2019-07-09T14:52:56.359910161</dc:date>
    <meta:editing-duration>PT1M22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30" meta:character-count="499" meta:non-whitespace-character-count="470"/>
  </office:meta>
</office:document-meta>
</file>